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30000027080D5A7F8.png"/>
  <manifest:file-entry manifest:media-type="image/png" manifest:full-path="Pictures/10000000000003CF000002E3C84D3BAA.png"/>
  <manifest:file-entry manifest:media-type="image/png" manifest:full-path="Pictures/10000000000003B7000002C32EB043AC.png"/>
  <manifest:file-entry manifest:media-type="image/png" manifest:full-path="Pictures/10000000000003D9000002D14260AF95.png"/>
  <manifest:file-entry manifest:media-type="image/png" manifest:full-path="Pictures/10000000000002770000017B5537E61F.png"/>
  <manifest:file-entry manifest:media-type="image/png" manifest:full-path="Pictures/10000000000003A1000002C7D3586AC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0066cc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0066cc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4cm" svg:height="8.8cm" svg:x="7cm" svg:y="5.8cm">
          <draw:image xlink:href="Pictures/10000000000002770000017B5537E6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5.797cm" svg:height="19.553cm" svg:x="1.212cm" svg:y="0.764cm">
          <draw:image xlink:href="Pictures/10000000000003CF000002E3C84D3B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8.705cm" svg:height="16.509cm" svg:x="4.095cm" svg:y="2.691cm">
          <draw:image xlink:href="Pictures/10000000000002C30000027080D5A7F8.png" xlink:type="simple" xlink:show="embed" xlink:actuate="onLoad">
            <text:p/>
          </draw:image>
        </draw:frame>
        <draw:frame presentation:style-name="pr2" draw:text-style-name="P2" draw:layer="layout" svg:width="25.199cm" svg:height="3.506cm" svg:x="-3.599cm" svg:y="-0.4cm" presentation:class="title" presentation:user-transformed="true">
          <draw:text-box>
            <text:p text:style-name="P2"><text:span text:style-name="T1">Sqoop Import Archite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6.061cm" svg:height="19.076cm" svg:x="1.08cm" svg:y="1.003cm">
          <draw:image xlink:href="Pictures/10000000000003D9000002D14260AF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4.58cm" svg:height="18.812cm" svg:x="1.62cm" svg:y="2cm">
          <draw:image xlink:href="Pictures/10000000000003A1000002C7D3586A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5.162cm" svg:height="18.706cm" svg:x="1.53cm" svg:y="1.188cm">
          <draw:image xlink:href="Pictures/10000000000003B7000002C32EB043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Mangal" style:font-family-generic-asian="system" style:font-pitch-asian="variable" style:font-size-asian="24pt" style:language-asian="zh" style:country-asian="CN" style:font-family-complex="Mang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i aditya</meta:initial-creator>
    <meta:creation-date>2018-04-08T13:37:43.76</meta:creation-date>
    <dc:date>2018-04-08T13:58:00.74</dc:date>
    <dc:creator>sai aditya</dc:creator>
    <meta:editing-duration>PT5M6S</meta:editing-duration>
    <meta:editing-cycles>1</meta:editing-cycles>
    <meta:document-statistic meta:object-count="40"/>
    <meta:generator>OpenOffice/4.1.5$Win32 OpenOffice.org_project/415m1$Build-9789</meta:generator>
  </office:meta>
</office:document-meta>
</file>